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rsid="169e4f07" officeooo:paragraph-rsid="169e4f07"/>
    </style:style>
    <style:style style:name="P3" style:family="paragraph" style:parent-style-name="Text_20_body">
      <style:text-properties officeooo:rsid="16a0bed4" officeooo:paragraph-rsid="16a0bed4"/>
    </style:style>
    <style:style style:name="P4" style:family="paragraph" style:parent-style-name="Text_20_body">
      <style:text-properties officeooo:rsid="16a2a7ac" officeooo:paragraph-rsid="16a2a7ac"/>
    </style:style>
    <style:style style:name="P5" style:family="paragraph" style:parent-style-name="Text_20_body">
      <style:text-properties officeooo:paragraph-rsid="16a7f0a4"/>
    </style:style>
    <style:style style:name="P6" style:family="paragraph" style:parent-style-name="Text_20_body">
      <style:text-properties officeooo:paragraph-rsid="16b58ab6"/>
    </style:style>
    <style:style style:name="P7" style:family="paragraph" style:parent-style-name="Text_20_body">
      <style:text-properties officeooo:paragraph-rsid="16bf8573"/>
    </style:style>
    <style:style style:name="P8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9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6pt" officeooo:rsid="0e3c9ac6" officeooo:paragraph-rsid="0e3c9ac6" style:font-size-asian="26pt" style:font-size-complex="26pt"/>
    </style:style>
    <style:style style:name="P12" style:family="paragraph" style:parent-style-name="Standard">
      <style:paragraph-properties fo:text-align="center" style:justify-single-word="false"/>
      <style:text-properties fo:font-size="36pt" officeooo:rsid="169e4f07" officeooo:paragraph-rsid="169e4f07" style:font-size-asian="36pt" style:font-size-complex="36pt"/>
    </style:style>
    <style:style style:name="P13" style:family="paragraph" style:parent-style-name="Standard">
      <style:paragraph-properties fo:text-align="center" style:justify-single-word="false" fo:break-before="page"/>
    </style:style>
    <style:style style:name="P14" style:family="paragraph" style:parent-style-name="Contents_20_4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8" style:family="paragraph" style:parent-style-name="Example_20_Header">
      <style:text-properties style:text-line-through-style="none" style:text-line-through-type="none" style:text-underline-style="none" officeooo:rsid="002eb51a" officeooo:paragraph-rsid="0ce95318"/>
    </style:style>
    <style:style style:name="P19" style:family="paragraph" style:parent-style-name="Heading_20_1" style:master-page-name="Standard">
      <style:paragraph-properties style:page-number="auto"/>
      <style:text-properties officeooo:paragraph-rsid="169e4f07"/>
    </style:style>
    <style:style style:name="P20" style:family="paragraph" style:parent-style-name="Text_20_body" style:list-style-name="L1">
      <style:text-properties officeooo:rsid="169e4f07" officeooo:paragraph-rsid="169e4f07"/>
    </style:style>
    <style:style style:name="P21" style:family="paragraph" style:parent-style-name="Text_20_body" style:list-style-name="L1">
      <style:text-properties fo:font-style="italic" officeooo:rsid="16b0a051" officeooo:paragraph-rsid="16b27f38" style:font-style-asian="italic" style:font-style-complex="italic"/>
    </style:style>
    <style:style style:name="P22" style:family="paragraph" style:parent-style-name="Text_20_body" style:list-style-name="L2">
      <style:text-properties officeooo:rsid="16a0bed4" officeooo:paragraph-rsid="16a0bed4"/>
    </style:style>
    <style:style style:name="P23" style:family="paragraph" style:parent-style-name="Text_20_body" style:list-style-name="L5">
      <style:text-properties officeooo:rsid="16a0bed4" officeooo:paragraph-rsid="16a0bed4"/>
    </style:style>
    <style:style style:name="P24" style:family="paragraph" style:parent-style-name="Text_20_body" style:list-style-name="L3">
      <style:text-properties officeooo:rsid="16ccfbf9" officeooo:paragraph-rsid="16ccfbf9"/>
    </style:style>
    <style:style style:name="P25" style:family="paragraph" style:parent-style-name="Text_20_body" style:list-style-name="L4">
      <style:text-properties officeooo:rsid="16a1d7c9" officeooo:paragraph-rsid="16a1d7c9"/>
    </style:style>
    <style:style style:name="P26" style:family="paragraph" style:parent-style-name="Text_20_body" style:list-style-name="L5">
      <style:text-properties officeooo:rsid="16a0df75" officeooo:paragraph-rsid="16a0df75"/>
    </style:style>
    <style:style style:name="T1" style:family="text">
      <style:text-properties fo:font-style="normal" officeooo:rsid="16a7f0a4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16a9f2af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16ad60cf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16cc3018" style:font-style-asian="normal" style:font-weight-asian="normal" style:font-style-complex="normal" style:font-weight-complex="normal"/>
    </style:style>
    <style:style style:name="T6" style:family="text">
      <style:text-properties officeooo:rsid="16a0bed4"/>
    </style:style>
    <style:style style:name="T7" style:family="text">
      <style:text-properties officeooo:rsid="16a1aeca"/>
    </style:style>
    <style:style style:name="T8" style:family="text">
      <style:text-properties officeooo:rsid="16a73af2"/>
    </style:style>
    <style:style style:name="T9" style:family="text">
      <style:text-properties officeooo:rsid="16a7911f"/>
    </style:style>
    <style:style style:name="T10" style:family="text">
      <style:text-properties officeooo:rsid="16aaf73d"/>
    </style:style>
    <style:style style:name="T11" style:family="text">
      <style:text-properties officeooo:rsid="16b02764"/>
    </style:style>
    <style:style style:name="T12" style:family="text">
      <style:text-properties officeooo:rsid="16b30a44"/>
    </style:style>
    <style:style style:name="T13" style:family="text">
      <style:text-properties officeooo:rsid="16b53827"/>
    </style:style>
    <style:style style:name="T14" style:family="text">
      <style:text-properties officeooo:rsid="16b58ab6"/>
    </style:style>
    <style:style style:name="T15" style:family="text">
      <style:text-properties officeooo:rsid="16b69c24"/>
    </style:style>
    <style:style style:name="T16" style:family="text">
      <style:text-properties officeooo:rsid="16b8e4c7"/>
    </style:style>
    <style:style style:name="T17" style:family="text">
      <style:text-properties officeooo:rsid="16bac541"/>
    </style:style>
    <style:style style:name="T18" style:family="text">
      <style:text-properties officeooo:rsid="16bb3124"/>
    </style:style>
    <style:style style:name="T19" style:family="text">
      <style:text-properties officeooo:rsid="16c3c0dd"/>
    </style:style>
    <style:style style:name="T20" style:family="text">
      <style:text-properties officeooo:rsid="16c5bcbd"/>
    </style:style>
    <style:style style:name="T21" style:family="text">
      <style:text-properties officeooo:rsid="16c5fe0a"/>
    </style:style>
    <style:style style:name="T22" style:family="text">
      <style:text-properties officeooo:rsid="16c932d2"/>
    </style:style>
    <style:style style:name="T23" style:family="text">
      <style:text-properties officeooo:rsid="169e4f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bookmark-start text:name="__RefHeading___Toc2946_901242990"/><text:span text:style-name="T23">Dovednosti</text:span><text:bookmark-end text:name="__RefHeading___Toc2946_901242990"/></text:h>
      <text:h text:style-name="Heading_20_4" text:outline-level="4"><text:bookmark-start text:name="__RefHeading___Toc29775_3993890959"/>Fyzická zdatnost<text:bookmark-end text:name="__RefHeading___Toc29775_3993890959"/></text:h>
      <text:p text:style-name="P5"><text:span text:style-name="T1">Silácké kousky</text:span><text:span text:style-name="T2">, V</text:span><text:span text:style-name="T3">ytrvalost</text:span><text:span text:style-name="T2">, Běh, Skok, Pochod, </text:span><text:span text:style-name="T5">Plavání,</text:span><text:span text:style-name="T2"> Šplh, </text:span><text:span text:style-name="T4">Jezdectví, Vozatajství</text:span></text:p>
      <text:h text:style-name="Heading_20_4" text:outline-level="4"><text:bookmark-start text:name="__RefHeading___Toc29777_3993890959"/>Zálesácké učení<text:bookmark-end text:name="__RefHeading___Toc29777_3993890959"/></text:h>
      <text:p text:style-name="Text_20_body"><text:span text:style-name="T8">Honitba</text:span>, Stopování a zametání stop, Plížení, Líčení pastí na zvěř, Znalost divočiny <text:span text:style-name="T18">a přežití v divočině</text:span>, <text:span text:style-name="T18">Orientace v divočině,</text:span> Krocení a cvičení zvířat, Rybaření, Bylinkářství, <text:span text:style-name="T9">Zpracování úlovku, Sokolnictví</text:span></text:p>
      <text:h text:style-name="Heading_20_4" text:outline-level="4"><text:bookmark-start text:name="__RefHeading___Toc29779_3993890959"/>Léčitelství<text:bookmark-end text:name="__RefHeading___Toc29779_3993890959"/></text:h>
      <text:p text:style-name="Text_20_body">Léčení, První pomoc, Pitva, Výroba léčiv a protijedů, Bylinkářství, Znalost jedů a protijedů, <text:s/>Anatomie</text:p>
      <text:h text:style-name="Heading_20_4" text:outline-level="4"><text:bookmark-start text:name="__RefHeading___Toc29781_3993890959"/>Učenost<text:bookmark-end text:name="__RefHeading___Toc29781_3993890959"/></text:h>
      <text:p text:style-name="P6">Anatomie, Architektura, Astrologie, Čtení a psaní <text:span text:style-name="T19">(písmo se učíš automaticky s každým novým jazykem)</text:span>, Filosofie, Geografie, Heraldika, Historie, Matematika, Geologie, Navigace, Teologie, Právo, Logick<text:span text:style-name="T11">á</text:span> hr<text:span text:style-name="T11">a</text:span> (například šachy), Obecná řeč, Elfština <text:span text:style-name="T14">(elfská abeceda), </text:span>Trpasličtina <text:span text:style-name="T14">(trpaslické runy), </text:span>Severština <text:span text:style-name="T14">(severské runy), </text:span>Jižanština <text:span text:style-name="T14">(j</text:span>ižanské lineární písmo<text:span text:style-name="T14">), Staroelfština (s</text:span>taroelfské runy<text:span text:style-name="T14">), </text:span>Starotrpasličtina <text:span text:style-name="T14">(s</text:span>tarotrpaslické runy<text:span text:style-name="T14">), </text:span>Or<text:span text:style-name="T14">kš</text:span>tina <text:span text:style-name="T14">(o</text:span>rcké slabičné písmo<text:span text:style-name="T15">), </text:span>Goblinština (píše se trpaslickými runami)</text:p>
      <text:h text:style-name="Heading_20_4" text:outline-level="4"><text:bookmark-start text:name="__RefHeading___Toc29783_3993890959"/><text:soft-page-break/>Jednání<text:bookmark-end text:name="__RefHeading___Toc29783_3993890959"/></text:h>
      <text:p text:style-name="Text_20_body">Etiketa a zjišťování informací <text:span text:style-name="T17">(pro každou subkulturu jedna dovednost)</text:span>, Přetvářka a lhaní, Vyjednávání, Uplácení, Zastrašování a vydírání, Vyslýchání, <text:span text:style-name="T16">Mučení,</text:span> Rétorika, Vyučování, Společenská či hazardní hra, Obchod <text:span text:style-name="T10">a smlouvání</text:span>, Velení</text:p>
      <text:h text:style-name="Heading_20_4" text:outline-level="4"><text:bookmark-start text:name="__RefHeading___Toc29785_3993890959"/>Zlodějské praktiky<text:bookmark-end text:name="__RefHeading___Toc29785_3993890959"/></text:h>
      <text:p text:style-name="P7">Líčení a zneškodňování pastí, Otevírání zámků, Šifry, Odezírání ze rtů, Padělatelství, Nenápadnost, Převleky, Plížení, Schovávání předmětů, Zlodějská gesta, Falešná hra, Uzlování a únik z pout, Vybírání kapes, Odhad ceny, Znalost <text:span text:style-name="T17">Vadory (nebo jiného města)</text:span></text:p>
      <text:h text:style-name="Heading_20_4" text:outline-level="4"><text:bookmark-start text:name="__RefHeading___Toc29787_3993890959"/>Řemesla<text:bookmark-end text:name="__RefHeading___Toc29787_3993890959"/></text:h>
      <text:p text:style-name="Text_20_body">Dřevařství, Hornictví, Hrnčířství, Iluminace, Kamenictví, Kaligrafie, Kartografie, Klenotnictví, Konstrukce obléhacích zbraní, Kožedělnictví, Kovářství, Krejčířství, <text:span text:style-name="T22">Kutilství,</text:span> Lazebnictví, Loďařství, Námořnictví, Řeznictví, Stavitelství, Tesařina, Vaření, Výroba pastí, Zámečnictví, Zbrojířství, Zednictví, Zlatnictví</text:p>
      <text:h text:style-name="Heading_20_4" text:outline-level="4"><text:bookmark-start text:name="__RefHeading___Toc29789_3993890959"/>Umění<text:bookmark-end text:name="__RefHeading___Toc29789_3993890959"/></text:h>
      <text:p text:style-name="Text_20_body">Hra na hudební nástroj, Malba, Herectví, Přednes, Imitace hlasu, Skládání hudby, Sochařství, Tanec, Zpě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5T17:53:58.378000000</dc:date>
    <meta:print-date>2018-04-15T17:54:30.622000000</meta:print-date>
    <meta:editing-cycles>10778</meta:editing-cycles>
    <meta:editing-duration>P32DT3H10M39S</meta:editing-duration>
    <meta:generator>LibreOffice/5.3.2.2$Windows_X86_64 LibreOffice_project/6cd4f1ef626f15116896b1d8e1398b56da0d0ee1</meta:generator>
    <meta:document-statistic meta:table-count="0" meta:image-count="0" meta:object-count="0" meta:page-count="2" meta:paragraph-count="18" meta:word-count="227" meta:character-count="1917" meta:non-whitespace-character-count="1707"/>
  </office:meta>
</office:document-meta>
</file>